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CEnvironment.getBackup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Environment.configure( org . apache . avalon . framework . configuration .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CEnvironment.getRCML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Environment.RCEnvironment( String contextPath , Logger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CEnvironment.setRCMLDirectory( String rcml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CEnvironment.getInstance( String contextPath ,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CEnvironment.setBackupDirectory( String backu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